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2" style:family="paragraph" style:parent-style-name="Standard" style:list-style-name="">
      <style:paragraph-properties style:line-height-at-least="0.3472in" fo:text-align="start" style:justify-single-word="false" style:text-autospace="none"/>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3" style:family="paragraph" style:parent-style-name="Standard" style:list-style-name="">
      <style:paragraph-properties style:line-height-at-least="0.25in" fo:text-align="start" style:justify-single-word="false" style:text-autospace="none"/>
      <style:text-properties fo:color="#999999"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4" style:family="paragraph" style:parent-style-name="Standard">
      <style:text-properties fo:font-size="14pt" style:font-size-asian="14pt" style:font-size-complex="14pt"/>
    </style:style>
    <style:style style:name="P5" style:family="paragraph" style:parent-style-name="Standard" style:list-style-name="">
      <style:paragraph-properties fo:margin-top="0in" fo:margin-bottom="0.1665in" style:line-height-at-least="0.25in" fo:text-align="start" style:justify-single-word="false" style:text-autospace="none"/>
      <style:text-properties fo:font-size="20pt" fo:font-weight="bold" style:font-size-asian="20pt" style:font-weight-asian="bold" style:font-size-complex="20pt" style:font-weight-complex="bold"/>
    </style:style>
    <style:style style:name="P6"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4pt" fo:font-style="italic" fo:font-weight="normal" style:font-name-asian="Verdana" style:font-size-asian="14pt" style:font-style-asian="italic" style:font-weight-asian="normal" style:font-name-complex="Verdana" style:font-size-complex="14pt" style:font-style-complex="italic" style:font-weight-complex="normal"/>
    </style:style>
    <style:style style:name="P7"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8"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9"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10"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11"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5"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6"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7"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8" style:family="text">
      <style:text-properties style:font-name="Verdana"/>
    </style:style>
    <style:style style:name="T9" style:family="text">
      <style:text-properties fo:font-size="18pt"/>
    </style:style>
    <style:style style:name="T10" style:family="text">
      <style:text-properties style:font-name-asian="Verdana"/>
    </style:style>
    <style:style style:name="T11" style:family="text">
      <style:text-properties style:font-size-asian="18pt"/>
    </style:style>
    <style:style style:name="T12" style:family="text">
      <style:text-properties style:font-name-complex="Verdana"/>
    </style:style>
    <style:style style:name="T13" style:family="text">
      <style:text-properties style:font-size-complex="18pt"/>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olproof Pie Dough</text:p>
      <text:p text:style-name="P1">For one 9-inch Double-Crust Pie</text:p>
      <text:p text:style-name="P6">Vodka is essential to the texture of the crust and imparts no flavor—do not substitute. This dough will be moister and more supple than most standard pie doughs and will require more flour to roll out (up to 1/4 cup).</text:p>
      <text:p text:style-name="P1">INGREDIENTS</text:p>
      <text:p text:style-name="P1"/>
      <text:p text:style-name="P10"><text:span text:style-name="T6"><text:tab/><text:tab/>2 1/2</text:span><text:span text:style-name="T7"> cups unbleached all-purpose flour (12 1/2 ounces)</text:span></text:p>
      <text:p text:style-name="P10"><text:span text:style-name="T6"><text:tab/><text:tab/>1</text:span><text:span text:style-name="T7"> teaspoon table salt</text:span></text:p>
      <text:p text:style-name="P10"><text:span text:style-name="T6"><text:tab/><text:tab/>2</text:span><text:span text:style-name="T7"> tablespoons sugar</text:span></text:p>
      <text:p text:style-name="P10"><text:span text:style-name="T6"><text:tab/><text:tab/>12</text:span><text:span text:style-name="T7"> tablespoons cold unsalted butter (1 1/2 sticks), cut into 1/4-inch slices</text:span></text:p>
      <text:p text:style-name="P10"><text:span text:style-name="T6"><text:tab/><text:tab/>1/2</text:span><text:span text:style-name="T7"> cup chilled solid vegetable shortening , cut into 4 pieces</text:span></text:p>
      <text:p text:style-name="P10"><text:span text:style-name="T6"><text:tab/><text:tab/>1/4</text:span><text:span text:style-name="T7"> cup vodka , cold</text:span></text:p>
      <text:p text:style-name="P10"><text:span text:style-name="T6"><text:tab/><text:tab/>1/4</text:span><text:span text:style-name="T7"> cup cold water</text:span></text:p>
      <text:p text:style-name="P1">INSTRUCTIONS</text:p>
      <text:p text:style-name="P7"><text:tab/><text:tab/>1. Process 1 1/2 cups flour, salt, and sugar in food processor until combined, about 2 one-second pulses. Add butter and shortening and process until homogenous dough just starts to collect in uneven clumps, about 15 seconds (dough will resemble cottage cheese curds and there should be no uncoated flour). Scrape bowl with rubber spatula and redistribute dough evenly around processor blade. Add remaining cup flour and pulse until mixture is evenly distributed around bowl and mass of dough has been broken up, 4 to 6 quick pulses. Empty mixture into medium bowl.</text:p>
      <text:p text:style-name="P7"><text:tab/><text:tab/>2. Sprinkle vodka and water over mixture. With rubber spatula, use folding motion to mix, pressing down on dough until dough is slightly tacky and sticks together. Divide dough into two even balls and flatten each into 4-inch disk. Wrap each in plastic wrap and refrigerate at least 45 minutes or up to 2 days.</text:p>
      <text:p text:style-name="P2"><text:soft-page-break/>TECHNIQUE</text:p>
      <text:p text:style-name="P9"><text:tab/><text:tab/>KEY STEPS TO FOOLPROOF PIE DOUGH </text:p>
      <text:p text:style-name="P11"><text:span text:style-name="T7"><text:tab/><text:tab/>1. </text:span><text:span text:style-name="T6">MAKE A FAT AND FLOUR PASTE:</text:span><text:span text:style-name="T7"> Completely blending part of the flour with all of the butter ensures a consistent amount of fat-coated flour in the final dough. </text:span></text:p>
      <text:p text:style-name="P8"><text:tab/><text:tab/></text:p>
      <text:p text:style-name="P11"><text:span text:style-name="T7"><text:tab/><text:tab/>2. </text:span><text:span text:style-name="T6">ADD MORE FLOUR: </text:span><text:span text:style-name="T7">Pulsing in the final cup of flour ensures a consistent amount of uncoated flour in the final dough.</text:span></text:p>
      <text:p text:style-name="P8"><text:tab/><text:tab/></text:p>
      <text:p text:style-name="P11"><text:span text:style-name="T7"><text:tab/><text:tab/>3. </text:span><text:span text:style-name="T6">ADD WATER AND VODKA: </text:span><text:span text:style-name="T7">Sprinkling with water and vodka ensures even distribution. No need to skimp—unlike water, vodka won't make the dough tough.</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11-16T17:24:47</meta:creation-date>
    <meta:document-statistic meta:table-count="0" meta:image-count="0" meta:object-count="0" meta:page-count="2" meta:paragraph-count="21" meta:word-count="328" meta:character-count="1933"/>
    <dc:date>2011-11-16T17:26:43</dc:date>
    <dc:creator>Robert Houk</dc:creator>
    <meta:editing-duration>PT00H01M57S</meta:editing-duration>
    <meta:editing-cycles>1</meta:editing-cycles>
    <meta:generator>OpenOffice.org/3.2$Unix OpenOffice.org_project/320m18$Build-9502</meta:generator>
  </office:meta>
</office:document-meta>
</file>